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25in"/>
    </style:style>
    <style:style style:name="co2" style:family="table-column">
      <style:table-column-properties fo:break-before="auto" style:column-width="0.5598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ext-properties fo: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e Invis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s from -2 to +12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alues from 12 to 50</text:p>
          </table:table-cell>
        </table:table-row>
        <table:table-row table:style-name="ro1">
          <table:table-cell office:value-type="string" calcext:value-type="string">
            <text:p>Per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alues from -2 to +10</text:p>
          </table:table-cell>
        </table:table-row>
        <table:table-row table:style-name="ro1">
          <table:table-cell office:value-type="string" calcext:value-type="string">
            <text:p>G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5*pval</text:p>
          </table:table-cell>
        </table:table-row>
        <table:table-row table:style-name="ro1">
          <table:table-cell/>
          <table:table-cell table:formula="of:=SUM([.B2:.B5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 table:style-name="ce4" table:formula="of:=50+FLOOR([.B7]/2; 1; 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table:style-name="ce3" table:formula="of:=IF([.C7]&gt; [.B6]; [.B6]/[.C7]; 1)" office:value-type="percentage" office:value="0.214285714285714" calcext:value-type="percentage">
            <text:p>21.4%</text:p>
          </table:table-cell>
          <table:table-cell table:style-name="ce3" table:formula="of:=1-[.B8]" office:value-type="percentage" office:value="0.785714285714286" calcext:value-type="percentage">
            <text:p>78.6%</text:p>
          </table:table-cell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Succ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$C$8]" office:value-type="percentage" office:value="0.785714285714286" calcext:value-type="percentage">
            <text:p>78.6%</text:p>
          </table:table-cell>
          <table:table-cell table:style-name="ce3" table:formula="of:=1-[.B10]" office:value-type="percentage" office:value="0.214285714285714" calcext:value-type="percentage">
            <text:p>21.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B10]*[.$C$8]" office:value-type="percentage" office:value="0.61734693877551" calcext:value-type="percentage">
            <text:p>61.7%</text:p>
          </table:table-cell>
          <table:table-cell table:style-name="ce3" table:formula="of:=1-[.B11]" office:value-type="percentage" office:value="0.38265306122449" calcext:value-type="percentage">
            <text:p>38.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[.B11]*[.$C$8]" office:value-type="percentage" office:value="0.485058309037901" calcext:value-type="percentage">
            <text:p>48.5%</text:p>
          </table:table-cell>
          <table:table-cell table:style-name="ce3" table:formula="of:=1-[.B12]" office:value-type="percentage" office:value="0.514941690962099" calcext:value-type="percentage">
            <text:p>51.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B12]*[.$C$8]" office:value-type="percentage" office:value="0.381117242815493" calcext:value-type="percentage">
            <text:p>38.1%</text:p>
          </table:table-cell>
          <table:table-cell table:style-name="ce3" table:formula="of:=1-[.B13]" office:value-type="percentage" office:value="0.618882757184507" calcext:value-type="percentage">
            <text:p>61.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[.B13]*[.$C$8]" office:value-type="percentage" office:value="0.299449262212173" calcext:value-type="percentage">
            <text:p>29.9%</text:p>
          </table:table-cell>
          <table:table-cell table:style-name="ce3" table:formula="of:=1-[.B14]" office:value-type="percentage" office:value="0.700550737787827" calcext:value-type="percentage">
            <text:p>70.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06:25:10.011434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06:01:27.746747039</meta:creation-date>
    <dc:date>2017-09-08T06:25:39.382047765</dc:date>
    <meta:editing-duration>PT17M39S</meta:editing-duration>
    <meta:editing-cycles>4</meta:editing-cycles>
    <meta:generator>LibreOffice/4.2.8.2$Linux_X86_64 LibreOffice_project/420m0$Build-2</meta:generator>
    <meta:document-statistic meta:table-count="1" meta:cell-count="38" meta:object-count="0"/>
  </office:meta>
</office:document-meta>
</file>